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2">
      <style:text-properties fo:font-weight="bold" style:font-weight-asian="bold" style:font-weight-complex="bold"/>
    </style:style>
    <style:style style:name="T1" style:family="text">
      <style:text-properties fo:font-variant="normal" fo:text-transform="none" fo:color="#000000" style:text-line-through-style="none" style:font-name="Arial1" fo:font-size="8.89999961853027pt" fo:font-style="normal" style:text-underline-style="none" fo:font-weight="normal" style:text-blinking="false" fo:background-color="#00ff00"/>
    </style:style>
    <style:style style:name="T2" style:family="text">
      <style:text-properties fo:font-variant="normal" fo:text-transform="none" fo:color="#000000" style:text-line-through-style="none" style:font-name="Arial1" fo:font-size="8.89999961853027pt" fo:font-style="normal" style:text-underline-style="none" fo:font-weight="normal" style:text-blinking="false" fo:background-color="transparent"/>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QUIREMENT REVIEW</text:p>
      <text:p text:style-name="Standard"/>
      <text:p text:style-name="Standard">What are the desired user features? </text:p>
      <text:p text:style-name="Standard"/>
      <text:list xml:id="list3406788111916342122" text:style-name="L1">
        <text:list-item>
          <text:p text:style-name="P1">Add a new user</text:p>
        </text:list-item>
        <text:list-item>
          <text:p text:style-name="P1">edit own user info</text:p>
        </text:list-item>
        <text:list-item>
          <text:p text:style-name="P1">sign in</text:p>
        </text:list-item>
        <text:list-item>
          <text:p text:style-name="P1">sign out</text:p>
        </text:list-item>
        <text:list-item>
          <text:p text:style-name="P1">add a family member</text:p>
        </text:list-item>
        <text:list-item>
          <text:p text:style-name="P1">edit a family member</text:p>
        </text:list-item>
        <text:list-item>
          <text:p text:style-name="P1">assign relationships between family members</text:p>
        </text:list-item>
        <text:list-item>
          <text:p text:style-name="P1">view family tree</text:p>
        </text:list-item>
        <text:list-item>
          <text:p text:style-name="P1">search</text:p>
          <text:list>
            <text:list-item>
              <text:p text:style-name="P1">person by name to add as a family </text:p>
            </text:list-item>
            <text:list-item>
              <text:p text:style-name="P1">for a relative relationship such as all cousins or great, great grandfather. </text:p>
            </text:list-item>
            <text:list-item>
              <text:p text:style-name="P1">For others that might have been born during a certain time period in a certain location</text:p>
            </text:list-item>
          </text:list>
        </text:list-item>
      </text:list>
      <text:p text:style-name="Standard"/>
      <text:p text:style-name="Standard">Issues in existing requirements document <text:s/></text:p>
      <text:list xml:id="list1190944646656916342" text:style-name="L2">
        <text:list-item>
          <text:p text:style-name="P2">In 1.b “<text:bookmark text:name="docs-internal-guid-ca996cbc-0a3b-d46e-8c8b-07531c1ca9b3"/><text:span text:style-name="T1">To create the account, the user needs to supply their email address (which will be used as the username), first name, last name, date of birth &amp; gender and optionally can supply middle name, place of birth, bio and notes.</text:span>” are we going to require profile information in the user account? Should they be one and the same? </text:p>
        </text:list-item>
        <text:list-item>
          <text:p text:style-name="P2">In 1.d, are we capturing failures on the server and how? </text:p>
        </text:list-item>
        <text:list-item>
          <text:p text:style-name="P2">In 2aii, we need options to match the database schema </text:p>
        </text:list-item>
        <text:list-item>
          <text:p text:style-name="P2">also in 2c, how are we dealign with who has access to what records? Access to other members in their family tree regardless of who entered them OR access to just what they've entered? </text:p>
        </text:list-item>
        <text:list-item>
          <text:p text:style-name="P2">Functional requirements 2.a, need more detail about what 'all the functionality' means? </text:p>
        </text:list-item>
        <text:list-item>
          <text:p text:style-name="P2"><text:s text:c="2"/>“ <text:s text:c="4"/>“ <text:s text:c="11"/>“ <text:s text:c="14"/>2.b system is not doing this. No response to user as to whether or not an account was created; blank screen instead. Also, doesn't sign user in automatically </text:p>
        </text:list-item>
        <text:list-item>
          <text:p text:style-name="P2">User Requirements 4: “<text:bookmark text:name="docs-internal-guid-ca996cbc-0a4e-b67e-d04c-6919ab017fef"/><text:span text:style-name="T2">The user will sign in and their authentication information is stored locally, preventing signing in every time the page is visited unless the user explicitly signs out of the system the last time they were logged into the page instead of just closing the page/browser. </text:span>” - are we going to store user data in a cookie on the browser? </text:p>
        </text:list-item>
        <text:list-item>
          <text:p text:style-name="P2">Do we have data populated in the database? </text:p>
          <text:list>
            <text:list-item>
              <text:p text:style-name="P3">According to slack, Sean McCooey uploaded the data Sunday afternoon! </text:p>
            </text:list-item>
          </text:list>
        </text:list-item>
        <text:list-item>
          <text:p text:style-name="P2">Quality requirements: </text:p>
          <text:list>
            <text:list-item>
              <text:p text:style-name="P2">quality in use</text:p>
              <text:list>
                <text:list-item>
                  <text:p text:style-name="P2">effectiveness</text:p>
                </text:list-item>
                <text:list-item>
                  <text:p text:style-name="P2">efficiency</text:p>
                </text:list-item>
                <text:list-item>
                  <text:p text:style-name="P2">satisfaction</text:p>
                </text:list-item>
                <text:list-item>
                  <text:p text:style-name="P2">freedom from risk</text:p>
                </text:list-item>
                <text:list-item>
                  <text:p text:style-name="P2">context coverage</text:p>
                </text:list-item>
              </text:list>
            </text:list-item>
            <text:list-item>
              <text:p text:style-name="P2">System/software product quality</text:p>
              <text:list>
                <text:list-item>
                  <text:p text:style-name="P2">functional suitability</text:p>
                </text:list-item>
                <text:list-item>
                  <text:p text:style-name="P2">performance efficiency</text:p>
                </text:list-item>
                <text:list-item>
                  <text:p text:style-name="P2">compatibility</text:p>
                </text:list-item>
                <text:list-item>
                  <text:p text:style-name="P2">Usability </text:p>
                </text:list-item>
                <text:list-item>
                  <text:p text:style-name="P2">reliability</text:p>
                </text:list-item>
                <text:list-item>
                  <text:p text:style-name="P2">security</text:p>
                </text:list-item>
                <text:list-item>
                  <text:p text:style-name="P2"><text:soft-page-break/>maintainability </text:p>
                </text:list-item>
                <text:list-item>
                  <text:p text:style-name="P2">Portability </text:p>
                </text:list-item>
              </text:list>
            </text:list-item>
            <text:list-item>
              <text:p text:style-name="P2">QA requirement 7: calculating effectiveness and efficiency – are we needing this? <text:s/>Also in process requirements #2...</text:p>
            </text:list-item>
          </text:list>
        </text:list-item>
      </text:list>
      <text:p text:style-name="Standard"/>
      <text:p text:style-name="Standard"/>
      <text:p text:style-name="Standard">Database schema</text:p>
      <text:p text:style-name="Standard"><text:tab/>missing family relationships in schem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meta:initial-creator>
    <meta:creation-date>2016-02-22T13:17:09</meta:creation-date>
    <meta:document-statistic meta:table-count="0" meta:image-count="0" meta:object-count="0" meta:page-count="2" meta:paragraph-count="43" meta:word-count="405" meta:character-count="2316"/>
    <dc:date>2016-02-22T14:12:33</dc:date>
    <dc:creator>Justin </dc:creator>
    <meta:editing-duration>PT9M7S</meta:editing-duration>
    <meta:editing-cycles>1</meta:editing-cycles>
    <meta:generator>OpenOffice/4.1.1$Unix OpenOffice.org_project/411m6$Build-9775</meta:generator>
  </office:meta>
</office:document-meta>
</file>